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C00000067AC63DA64C4341D070.png" manifest:media-type="image/png"/>
  <manifest:file-entry manifest:full-path="Pictures/1000000000000020000000204B249CA79A42C6D7.png" manifest:media-type="image/png"/>
  <manifest:file-entry manifest:full-path="Pictures/10000000000005A000000050EBBE5F9C3674D9DD.png" manifest:media-type="image/png"/>
  <manifest:file-entry manifest:full-path="Pictures/10000201000005A000000438296E6CF4C1CEF5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.2cm" svg:x="0.001cm" svg:y="19.8cm">
          <draw:image xlink:href="Pictures/10000000000005A000000050EBBE5F9C3674D9DD.png" xlink:type="simple" xlink:show="embed" xlink:actuate="onLoad">
            <text:p/>
          </draw:image>
        </draw:frame>
        <draw:frame draw:style-name="gr1" draw:text-style-name="P1" draw:layer="layout" svg:width="3.799cm" svg:height="2.288cm" svg:x="0.002cm" svg:y="18.712cm">
          <draw:image xlink:href="Pictures/1000020100000AC00000067AC63DA64C4341D070.png" xlink:type="simple" xlink:show="embed" xlink:actuate="onLoad">
            <text:p/>
          </draw:image>
        </draw:frame>
        <draw:frame draw:style-name="gr1" draw:text-style-name="P1" draw:layer="layout" svg:width="27.999cm" svg:height="1.2cm" svg:x="3.601cm" svg:y="20.4cm">
          <draw:image xlink:href="Pictures/10000000000005A000000050EBBE5F9C3674D9D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EmojiOne Color" svg:font-family="'EmojiOne Colo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5A000000438296E6CF4C1CEF58E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EmojiOne Colo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EmojiOne Color" style:font-family-complex="'EmojiOne Colo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EmojiOne Color" style:font-family-complex="'EmojiOne Colo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EmojiOne Color" style:font-family-complex="'EmojiOne Colo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EmojiOne Color" style:font-family-complex="'EmojiOne Colo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EmojiOne Color" style:font-family-complex="'EmojiOne Colo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4:40:04.164885087</meta:creation-date>
    <dc:date>2019-10-13T20:17:10.555156267</dc:date>
    <meta:editing-duration>PT15M30S</meta:editing-duration>
    <meta:editing-cycles>9</meta:editing-cycles>
    <meta:generator>LibreOffice/6.0.7.3$Linux_X86_64 LibreOffice_project/00m0$Build-3</meta:generator>
    <meta:document-statistic meta:object-count="26"/>
  </office:meta>
</office:document-meta>
</file>